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OL_ov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ime taken to recommend best adjacency proposal: <text:s/>2.8724606037139893 </text:p>
          </table:table-cell>
          <table:table-cell table:number-columns-repeated="5"/>
          <table:table-cell office:value-type="string" calcext:value-type="string">
            <text:p>in debugger mod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~ 0.71 s</text:p>
          </table:table-cell>
          <table:table-cell table:number-columns-repeated="2"/>
          <table:table-cell office:value-type="string" calcext:value-type="string">
            <text:p>in run mod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8:35:47.825274192</meta:creation-date>
    <dc:date>2020-04-22T21:09:47.636512855</dc:date>
    <meta:editing-duration>PT2H23M49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